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Bold" style:font-family-generic="swiss" style:font-pitch="variable"/>
    <style:font-face style:name="Arial Narrow" svg:font-family="'Arial Narrow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93in"/>
    </style:style>
    <style:style style:name="co2" style:family="table-column">
      <style:table-column-properties fo:break-before="auto" style:column-width="0.6638in"/>
    </style:style>
    <style:style style:name="co3" style:family="table-column">
      <style:table-column-properties fo:break-before="auto" style:column-width="0.3272in"/>
    </style:style>
    <style:style style:name="co4" style:family="table-column">
      <style:table-column-properties fo:break-before="auto" style:column-width="0.5846in"/>
    </style:style>
    <style:style style:name="co5" style:family="table-column">
      <style:table-column-properties fo:break-before="auto" style:column-width="0.2571in"/>
    </style:style>
    <style:style style:name="co6" style:family="table-column">
      <style:table-column-properties fo:break-before="auto" style:column-width="0.5472in"/>
    </style:style>
    <style:style style:name="co7" style:family="table-column">
      <style:table-column-properties fo:break-before="auto" style:column-width="0.1917in"/>
    </style:style>
    <style:style style:name="co8" style:family="table-column">
      <style:table-column-properties fo:break-before="auto" style:column-width="0.5516in"/>
    </style:style>
    <style:style style:name="co9" style:family="table-column">
      <style:table-column-properties fo:break-before="auto" style:column-width="0.248in"/>
    </style:style>
    <style:style style:name="co10" style:family="table-column">
      <style:table-column-properties fo:break-before="auto" style:column-width="0.3035in"/>
    </style:style>
    <style:style style:name="co11" style:family="table-column">
      <style:table-column-properties fo:break-before="auto" style:column-width="0.561in"/>
    </style:style>
    <style:style style:name="co12" style:family="table-column">
      <style:table-column-properties fo:break-before="auto" style:column-width="0.5in"/>
    </style:style>
    <style:style style:name="co13" style:family="table-column">
      <style:table-column-properties fo:break-before="auto" style:column-width="0.6917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1819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ro4" style:family="table-row">
      <style:table-row-properties style:row-height="0.1598in" fo:break-before="auto" style:use-optimal-row-height="false"/>
    </style:style>
    <style:style style:name="ro5" style:family="table-row">
      <style:table-row-properties style:row-height="0.2319in" fo:break-before="auto" style:use-optimal-row-height="true"/>
    </style:style>
    <style:style style:name="ro6" style:family="table-row">
      <style:table-row-properties style:row-height="0.1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none"/>
      <style:paragraph-properties fo:margin-left="0in"/>
    </style:style>
    <style:style style:name="ce2" style:family="table-cell" style:parent-style-name="Integer">
      <style:table-cell-properties fo:border="none" fo:padding-bottom="0.0138in" fo:padding-left="0.0138in" fo:padding-right="0.0417in" fo:padding-top="0.0138in"/>
      <style:text-properties fo:color="#000080"/>
    </style:style>
    <style:style style:name="ce3" style:family="table-cell" style:parent-style-name="Default">
      <style:paragraph-properties fo:margin-left="0in"/>
    </style:style>
    <style:style style:name="ce4" style:family="table-cell" style:parent-style-name="Integer">
      <style:table-cell-properties fo:border="none" fo:padding-bottom="0.0138in" fo:padding-left="0.0138in" fo:padding-right="0.0417in" fo:padding-top="0.0138in"/>
    </style:style>
    <style:style style:name="ce5" style:family="table-cell" style:parent-style-name="Result">
      <style:table-cell-properties fo:border="none" fo:padding-bottom="0.0138in" fo:padding-left="0.0138in" fo:padding-right="0.0417in" fo:padding-top="0.0138in"/>
      <style:paragraph-properties fo:margin-left="0in"/>
    </style:style>
    <style:style style:name="ce6" style:family="table-cell" style:parent-style-name="Result">
      <style:table-cell-properties fo:border="none"/>
      <style:paragraph-properties fo:margin-left="0in"/>
    </style:style>
    <style:style style:name="ce7" style:family="table-cell" style:parent-style-name="Result" style:data-style-name="N1">
      <style:table-cell-properties fo:border="none" fo:padding-bottom="0.0138in" fo:padding-left="0.0138in" fo:padding-right="0.0417in" fo:padding-top="0.0138in"/>
      <style:paragraph-properties fo:margin-left="0in"/>
      <style:text-properties fo:color="#000080"/>
    </style:style>
    <style:style style:name="ce8" style:family="table-cell" style:parent-style-name="Default">
      <style:table-cell-properties fo:border="none"/>
    </style:style>
    <style:style style:name="ce9" style:family="table-cell" style:parent-style-name="Integer">
      <style:table-cell-properties fo:border-bottom="none" fo:border-left="0.0138in solid #000000" fo:padding-bottom="0.0138in" fo:padding-left="0.0138in" fo:padding-right="0.0417in" fo:padding-top="0.0138in" fo:border-right="none" fo:border-top="none"/>
      <style:text-properties fo:color="#000080"/>
    </style:style>
    <style:style style:name="ce10" style:family="table-cell" style:parent-style-name="Integer">
      <style:table-cell-properties fo:border-bottom="none" fo:border-left="0.0138in solid #000000" fo:padding-bottom="0.0138in" fo:padding-left="0.0138in" fo:padding-right="0.0417in" fo:padding-top="0.0138in" fo:border-right="none" fo:border-top="none"/>
    </style:style>
    <style:style style:name="ce11" style:family="table-cell" style:parent-style-name="Default">
      <style:table-cell-properties fo:border="none"/>
      <style:text-properties style:font-name="Arial Black1" fo:font-size="14pt" style:font-size-asian="14pt" style:font-size-complex="14pt"/>
    </style:style>
    <style:style style:name="ce12" style:family="table-cell" style:parent-style-name="Result" style:data-style-name="N125">
      <style:table-cell-properties fo:border="none" fo:padding-bottom="0.0138in" fo:padding-left="0.0138in" fo:padding-right="0.0417in" fo:padding-top="0.0138in"/>
      <style:paragraph-properties fo:margin-left="0in"/>
      <style:text-properties fo:color="#000080"/>
    </style:style>
    <style:style style:name="ce13" style:family="table-cell" style:parent-style-name="ndp_20_1">
      <style:table-cell-properties fo:padding-bottom="0.0138in" fo:padding-left="0.0138in" fo:padding-right="0.0417in" fo:padding-top="0.0138in"/>
    </style:style>
    <style:style style:name="ce14" style:family="table-cell" style:parent-style-name="Result" style:data-style-name="N2">
      <style:table-cell-properties fo:border="none" fo:padding-bottom="0.0138in" fo:padding-left="0.0138in" fo:padding-right="0.0417in" fo:padding-top="0.0138in"/>
      <style:paragraph-properties fo:margin-left="0in"/>
      <style:text-properties fo:color="#000080"/>
    </style:style>
    <style:style style:name="ce15" style:family="table-cell" style:parent-style-name="ndp_20_1">
      <style:text-properties fo:color="#000080"/>
    </style:style>
    <style:style style:name="ce16" style:family="table-cell" style:parent-style-name="ndp_20_2">
      <style:table-cell-properties fo:padding-bottom="0.0138in" fo:padding-left="0.0138in" fo:padding-right="0.0417in" fo:padding-top="0.0138in"/>
    </style:style>
    <style:style style:name="ce17" style:family="table-cell" style:parent-style-name="Default">
      <style:table-cell-properties fo:border="none"/>
      <style:paragraph-properties fo:margin-left="0in"/>
      <style:text-properties style:font-size-asian="18pt" style:font-size-complex="18pt"/>
    </style:style>
    <style:style style:name="ce18" style:family="table-cell" style:parent-style-name="Result" style:data-style-name="N122">
      <style:table-cell-properties fo:border="none" fo:padding-bottom="0.0138in" fo:padding-left="0.0138in" fo:padding-right="0.0417in" fo:padding-top="0.0138in"/>
      <style:paragraph-properties fo:margin-left="0in"/>
      <style:text-properties fo:color="#000080"/>
    </style:style>
    <style:style style:name="ce19" style:family="table-cell" style:parent-style-name="ndp_20_2">
      <style:text-properties fo:color="#000080"/>
    </style:style>
    <style:style style:name="ce20" style:family="table-cell" style:parent-style-name="ndp_20_3">
      <style:table-cell-properties fo:padding-bottom="0.0138in" fo:padding-left="0.0138in" fo:padding-right="0.0417in" fo:padding-top="0.0138in"/>
    </style:style>
    <style:style style:name="ce21" style:family="table-cell" style:parent-style-name="Result" style:data-style-name="N118">
      <style:table-cell-properties fo:border="none" fo:padding-bottom="0.0138in" fo:padding-left="0.0138in" fo:padding-right="0.0417in" fo:padding-top="0.0138in"/>
      <style:paragraph-properties fo:margin-left="0in"/>
      <style:text-properties fo:color="#00008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column table:style-name="co13" table:number-columns-repeated="236" table:default-cell-style-name="Default"/>
        <table:table-row table:style-name="ro1">
          <table:table-cell table:style-name="ce1"/>
          <table:table-cell/>
          <table:table-cell table:style-name="ce8" table:number-columns-repeated="3"/>
          <table:table-cell table:style-name="ce11" office:value-type="string">
            <text:p>mm to inches</text:p>
          </table:table-cell>
          <table:table-cell table:style-name="ce8" table:number-columns-repeated="3"/>
          <table:table-cell table:style-name="ce17"/>
          <table:table-cell table:style-name="ce8" table:number-columns-repeated="6"/>
          <table:table-cell table:number-columns-repeated="237"/>
        </table:table-row>
        <table:table-row table:style-name="ro2">
          <table:table-cell table:style-name="ce2" office:value-type="float" office:value="1000">
            <text:p>1000</text:p>
          </table:table-cell>
          <table:table-cell table:style-name="ce5" table:formula="of:=[.A2]/25.4" office:value-type="float" office:value="39.3700787401575">
            <text:p>39.3701</text:p>
          </table:table-cell>
          <table:table-cell table:style-name="ce9" office:value-type="float" office:value="100">
            <text:p>100</text:p>
          </table:table-cell>
          <table:table-cell table:style-name="ce5" table:formula="of:=[.C2]/25.4" office:value-type="float" office:value="3.93700787401575">
            <text:p>3.9370</text:p>
          </table:table-cell>
          <table:table-cell table:style-name="ce9" office:value-type="float" office:value="10">
            <text:p>10</text:p>
          </table:table-cell>
          <table:table-cell table:style-name="ce5" table:formula="of:=[.E2]/25.4" office:value-type="float" office:value="0.393700787401575">
            <text:p>0.3937</text:p>
          </table:table-cell>
          <table:table-cell table:style-name="ce9" office:value-type="float" office:value="1">
            <text:p>1</text:p>
          </table:table-cell>
          <table:table-cell table:style-name="ce5" table:formula="of:=[.G2]/25.4" office:value-type="float" office:value="0.0393700787401575">
            <text:p>0.0394</text:p>
          </table:table-cell>
          <table:table-cell table:style-name="ce15" office:value-type="float" office:value="0.1">
            <text:p>.1</text:p>
          </table:table-cell>
          <table:table-cell table:style-name="ce5" table:formula="of:=[.I2]/25.4" office:value-type="float" office:value="0.00393700787401575">
            <text:p>0.0039</text:p>
          </table:table-cell>
          <table:table-cell table:style-name="ce19" office:value-type="float" office:value="0.01">
            <text:p>.01</text:p>
          </table:table-cell>
          <table:table-cell table:style-name="ce5" table:formula="of:=[.K2]/25.4" office:value-type="float" office:value="0.000393700787401575">
            <text:p>0.0004</text:p>
          </table:table-cell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3">
          <table:table-cell table:style-name="ce2" office:value-type="float" office:value="2000">
            <text:p>2000</text:p>
          </table:table-cell>
          <table:table-cell table:style-name="ce5" table:formula="of:=[.A3]/25.4" office:value-type="float" office:value="78.740157480315">
            <text:p>78.7402</text:p>
          </table:table-cell>
          <table:table-cell table:style-name="ce9" office:value-type="float" office:value="200">
            <text:p>200</text:p>
          </table:table-cell>
          <table:table-cell table:style-name="ce5" table:formula="of:=[.C3]/25.4" office:value-type="float" office:value="7.8740157480315">
            <text:p>7.8740</text:p>
          </table:table-cell>
          <table:table-cell table:style-name="ce9" office:value-type="float" office:value="20">
            <text:p>20</text:p>
          </table:table-cell>
          <table:table-cell table:style-name="ce5" table:formula="of:=[.E3]/25.4" office:value-type="float" office:value="0.78740157480315">
            <text:p>0.7874</text:p>
          </table:table-cell>
          <table:table-cell table:style-name="ce9" office:value-type="float" office:value="2">
            <text:p>2</text:p>
          </table:table-cell>
          <table:table-cell table:style-name="ce5" table:formula="of:=[.G3]/25.4" office:value-type="float" office:value="0.078740157480315">
            <text:p>0.0787</text:p>
          </table:table-cell>
          <table:table-cell table:style-name="ce15" office:value-type="float" office:value="0.2">
            <text:p>.2</text:p>
          </table:table-cell>
          <table:table-cell table:style-name="ce5" table:formula="of:=[.I3]/25.4" office:value-type="float" office:value="0.0078740157480315">
            <text:p>0.0079</text:p>
          </table:table-cell>
          <table:table-cell table:style-name="ce19" office:value-type="float" office:value="0.02">
            <text:p>.02</text:p>
          </table:table-cell>
          <table:table-cell table:style-name="ce5" table:formula="of:=[.K3]/25.4" office:value-type="float" office:value="0.00078740157480315">
            <text:p>0.0008</text:p>
          </table:table-cell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2" office:value-type="float" office:value="3000">
            <text:p>3000</text:p>
          </table:table-cell>
          <table:table-cell table:style-name="ce5" table:formula="of:=[.A4]/25.4" office:value-type="float" office:value="118.110236220472">
            <text:p>118.1102</text:p>
          </table:table-cell>
          <table:table-cell table:style-name="ce9" office:value-type="float" office:value="300">
            <text:p>300</text:p>
          </table:table-cell>
          <table:table-cell table:style-name="ce5" table:formula="of:=[.C4]/25.4" office:value-type="float" office:value="11.8110236220472">
            <text:p>11.8110</text:p>
          </table:table-cell>
          <table:table-cell table:style-name="ce9" office:value-type="float" office:value="30">
            <text:p>30</text:p>
          </table:table-cell>
          <table:table-cell table:style-name="ce5" table:formula="of:=[.E4]/25.4" office:value-type="float" office:value="1.18110236220472">
            <text:p>1.1811</text:p>
          </table:table-cell>
          <table:table-cell table:style-name="ce9" office:value-type="float" office:value="3">
            <text:p>3</text:p>
          </table:table-cell>
          <table:table-cell table:style-name="ce5" table:formula="of:=[.G4]/25.4" office:value-type="float" office:value="0.118110236220472">
            <text:p>0.1181</text:p>
          </table:table-cell>
          <table:table-cell table:style-name="ce15" office:value-type="float" office:value="0.3">
            <text:p>.3</text:p>
          </table:table-cell>
          <table:table-cell table:style-name="ce5" table:formula="of:=[.I4]/25.4" office:value-type="float" office:value="0.0118110236220472">
            <text:p>0.0118</text:p>
          </table:table-cell>
          <table:table-cell table:style-name="ce19" office:value-type="float" office:value="0.03">
            <text:p>.03</text:p>
          </table:table-cell>
          <table:table-cell table:style-name="ce5" table:formula="of:=[.K4]/25.4" office:value-type="float" office:value="0.00118110236220472">
            <text:p>0.0012</text:p>
          </table:table-cell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2" office:value-type="float" office:value="4000">
            <text:p>4000</text:p>
          </table:table-cell>
          <table:table-cell table:style-name="ce5" table:formula="of:=[.A5]/25.4" office:value-type="float" office:value="157.48031496063">
            <text:p>157.4803</text:p>
          </table:table-cell>
          <table:table-cell table:style-name="ce9" office:value-type="float" office:value="400">
            <text:p>400</text:p>
          </table:table-cell>
          <table:table-cell table:style-name="ce5" table:formula="of:=[.C5]/25.4" office:value-type="float" office:value="15.748031496063">
            <text:p>15.7480</text:p>
          </table:table-cell>
          <table:table-cell table:style-name="ce9" office:value-type="float" office:value="40">
            <text:p>40</text:p>
          </table:table-cell>
          <table:table-cell table:style-name="ce5" table:formula="of:=[.E5]/25.4" office:value-type="float" office:value="1.5748031496063">
            <text:p>1.5748</text:p>
          </table:table-cell>
          <table:table-cell table:style-name="ce9" office:value-type="float" office:value="4">
            <text:p>4</text:p>
          </table:table-cell>
          <table:table-cell table:style-name="ce5" table:formula="of:=[.G5]/25.4" office:value-type="float" office:value="0.15748031496063">
            <text:p>0.1575</text:p>
          </table:table-cell>
          <table:table-cell table:style-name="ce15" office:value-type="float" office:value="0.4">
            <text:p>.4</text:p>
          </table:table-cell>
          <table:table-cell table:style-name="ce5" table:formula="of:=[.I5]/25.4" office:value-type="float" office:value="0.015748031496063">
            <text:p>0.0157</text:p>
          </table:table-cell>
          <table:table-cell table:style-name="ce19" office:value-type="float" office:value="0.04">
            <text:p>.04</text:p>
          </table:table-cell>
          <table:table-cell table:style-name="ce5" table:formula="of:=[.K5]/25.4" office:value-type="float" office:value="0.0015748031496063">
            <text:p>0.0016</text:p>
          </table:table-cell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2" office:value-type="float" office:value="5000">
            <text:p>5000</text:p>
          </table:table-cell>
          <table:table-cell table:style-name="ce5" table:formula="of:=[.A6]/25.4" office:value-type="float" office:value="196.850393700787">
            <text:p>196.8504</text:p>
          </table:table-cell>
          <table:table-cell table:style-name="ce9" office:value-type="float" office:value="500">
            <text:p>500</text:p>
          </table:table-cell>
          <table:table-cell table:style-name="ce5" table:formula="of:=[.C6]/25.4" office:value-type="float" office:value="19.6850393700787">
            <text:p>19.6850</text:p>
          </table:table-cell>
          <table:table-cell table:style-name="ce9" office:value-type="float" office:value="50">
            <text:p>50</text:p>
          </table:table-cell>
          <table:table-cell table:style-name="ce5" table:formula="of:=[.E6]/25.4" office:value-type="float" office:value="1.96850393700787">
            <text:p>1.9685</text:p>
          </table:table-cell>
          <table:table-cell table:style-name="ce9" office:value-type="float" office:value="5">
            <text:p>5</text:p>
          </table:table-cell>
          <table:table-cell table:style-name="ce5" table:formula="of:=[.G6]/25.4" office:value-type="float" office:value="0.196850393700787">
            <text:p>0.1969</text:p>
          </table:table-cell>
          <table:table-cell table:style-name="ce15" office:value-type="float" office:value="0.5">
            <text:p>.5</text:p>
          </table:table-cell>
          <table:table-cell table:style-name="ce5" table:formula="of:=[.I6]/25.4" office:value-type="float" office:value="0.0196850393700787">
            <text:p>0.0197</text:p>
          </table:table-cell>
          <table:table-cell table:style-name="ce19" office:value-type="float" office:value="0.05">
            <text:p>.05</text:p>
          </table:table-cell>
          <table:table-cell table:style-name="ce5" table:formula="of:=[.K6]/25.4" office:value-type="float" office:value="0.00196850393700787">
            <text:p>0.0020</text:p>
          </table:table-cell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2" office:value-type="float" office:value="6000">
            <text:p>6000</text:p>
          </table:table-cell>
          <table:table-cell table:style-name="ce5" table:formula="of:=[.A7]/25.4" office:value-type="float" office:value="236.220472440945">
            <text:p>236.2205</text:p>
          </table:table-cell>
          <table:table-cell table:style-name="ce9" office:value-type="float" office:value="600">
            <text:p>600</text:p>
          </table:table-cell>
          <table:table-cell table:style-name="ce5" table:formula="of:=[.C7]/25.4" office:value-type="float" office:value="23.6220472440945">
            <text:p>23.6220</text:p>
          </table:table-cell>
          <table:table-cell table:style-name="ce9" office:value-type="float" office:value="60">
            <text:p>60</text:p>
          </table:table-cell>
          <table:table-cell table:style-name="ce5" table:formula="of:=[.E7]/25.4" office:value-type="float" office:value="2.36220472440945">
            <text:p>2.3622</text:p>
          </table:table-cell>
          <table:table-cell table:style-name="ce9" office:value-type="float" office:value="6">
            <text:p>6</text:p>
          </table:table-cell>
          <table:table-cell table:style-name="ce5" table:formula="of:=[.G7]/25.4" office:value-type="float" office:value="0.236220472440945">
            <text:p>0.2362</text:p>
          </table:table-cell>
          <table:table-cell table:style-name="ce15" office:value-type="float" office:value="0.6">
            <text:p>.6</text:p>
          </table:table-cell>
          <table:table-cell table:style-name="ce5" table:formula="of:=[.I7]/25.4" office:value-type="float" office:value="0.0236220472440945">
            <text:p>0.0236</text:p>
          </table:table-cell>
          <table:table-cell table:style-name="ce19" office:value-type="float" office:value="0.06">
            <text:p>.06</text:p>
          </table:table-cell>
          <table:table-cell table:style-name="ce5" table:formula="of:=[.K7]/25.4" office:value-type="float" office:value="0.00236220472440945">
            <text:p>0.0024</text:p>
          </table:table-cell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2" office:value-type="float" office:value="7000">
            <text:p>7000</text:p>
          </table:table-cell>
          <table:table-cell table:style-name="ce5" table:formula="of:=[.A8]/25.4" office:value-type="float" office:value="275.590551181102">
            <text:p>275.5906</text:p>
          </table:table-cell>
          <table:table-cell table:style-name="ce9" office:value-type="float" office:value="700">
            <text:p>700</text:p>
          </table:table-cell>
          <table:table-cell table:style-name="ce5" table:formula="of:=[.C8]/25.4" office:value-type="float" office:value="27.5590551181102">
            <text:p>27.5591</text:p>
          </table:table-cell>
          <table:table-cell table:style-name="ce9" office:value-type="float" office:value="70">
            <text:p>70</text:p>
          </table:table-cell>
          <table:table-cell table:style-name="ce5" table:formula="of:=[.E8]/25.4" office:value-type="float" office:value="2.75590551181102">
            <text:p>2.7559</text:p>
          </table:table-cell>
          <table:table-cell table:style-name="ce9" office:value-type="float" office:value="7">
            <text:p>7</text:p>
          </table:table-cell>
          <table:table-cell table:style-name="ce5" table:formula="of:=[.G8]/25.4" office:value-type="float" office:value="0.275590551181102">
            <text:p>0.2756</text:p>
          </table:table-cell>
          <table:table-cell table:style-name="ce15" office:value-type="float" office:value="0.7">
            <text:p>.7</text:p>
          </table:table-cell>
          <table:table-cell table:style-name="ce5" table:formula="of:=[.I8]/25.4" office:value-type="float" office:value="0.0275590551181102">
            <text:p>0.0276</text:p>
          </table:table-cell>
          <table:table-cell table:style-name="ce19" office:value-type="float" office:value="0.07">
            <text:p>.07</text:p>
          </table:table-cell>
          <table:table-cell table:style-name="ce5" table:formula="of:=[.K8]/25.4" office:value-type="float" office:value="0.00275590551181102">
            <text:p>0.0028</text:p>
          </table:table-cell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2" office:value-type="float" office:value="8000">
            <text:p>8000</text:p>
          </table:table-cell>
          <table:table-cell table:style-name="ce5" table:formula="of:=[.A9]/25.4" office:value-type="float" office:value="314.96062992126">
            <text:p>314.9606</text:p>
          </table:table-cell>
          <table:table-cell table:style-name="ce9" office:value-type="float" office:value="800">
            <text:p>800</text:p>
          </table:table-cell>
          <table:table-cell table:style-name="ce5" table:formula="of:=[.C9]/25.4" office:value-type="float" office:value="31.496062992126">
            <text:p>31.4961</text:p>
          </table:table-cell>
          <table:table-cell table:style-name="ce9" office:value-type="float" office:value="80">
            <text:p>80</text:p>
          </table:table-cell>
          <table:table-cell table:style-name="ce5" table:formula="of:=[.E9]/25.4" office:value-type="float" office:value="3.1496062992126">
            <text:p>3.1496</text:p>
          </table:table-cell>
          <table:table-cell table:style-name="ce9" office:value-type="float" office:value="8">
            <text:p>8</text:p>
          </table:table-cell>
          <table:table-cell table:style-name="ce5" table:formula="of:=[.G9]/25.4" office:value-type="float" office:value="0.31496062992126">
            <text:p>0.3150</text:p>
          </table:table-cell>
          <table:table-cell table:style-name="ce15" office:value-type="float" office:value="0.8">
            <text:p>.8</text:p>
          </table:table-cell>
          <table:table-cell table:style-name="ce5" table:formula="of:=[.I9]/25.4" office:value-type="float" office:value="0.031496062992126">
            <text:p>0.0315</text:p>
          </table:table-cell>
          <table:table-cell table:style-name="ce19" office:value-type="float" office:value="0.08">
            <text:p>.08</text:p>
          </table:table-cell>
          <table:table-cell table:style-name="ce5" table:formula="of:=[.K9]/25.4" office:value-type="float" office:value="0.0031496062992126">
            <text:p>0.0031</text:p>
          </table:table-cell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2" office:value-type="float" office:value="9000">
            <text:p>9000</text:p>
          </table:table-cell>
          <table:table-cell table:style-name="ce5" table:formula="of:=[.A10]/25.4" office:value-type="float" office:value="354.330708661417">
            <text:p>354.3307</text:p>
          </table:table-cell>
          <table:table-cell table:style-name="ce9" office:value-type="float" office:value="900">
            <text:p>900</text:p>
          </table:table-cell>
          <table:table-cell table:style-name="ce5" table:formula="of:=[.C10]/25.4" office:value-type="float" office:value="35.4330708661417">
            <text:p>35.4331</text:p>
          </table:table-cell>
          <table:table-cell table:style-name="ce9" office:value-type="float" office:value="90">
            <text:p>90</text:p>
          </table:table-cell>
          <table:table-cell table:style-name="ce5" table:formula="of:=[.E10]/25.4" office:value-type="float" office:value="3.54330708661417">
            <text:p>3.5433</text:p>
          </table:table-cell>
          <table:table-cell table:style-name="ce9" office:value-type="float" office:value="9">
            <text:p>9</text:p>
          </table:table-cell>
          <table:table-cell table:style-name="ce5" table:formula="of:=[.G10]/25.4" office:value-type="float" office:value="0.354330708661417">
            <text:p>0.3543</text:p>
          </table:table-cell>
          <table:table-cell table:style-name="ce15" office:value-type="float" office:value="0.9">
            <text:p>.9</text:p>
          </table:table-cell>
          <table:table-cell table:style-name="ce5" table:formula="of:=[.I10]/25.4" office:value-type="float" office:value="0.0354330708661417">
            <text:p>0.0354</text:p>
          </table:table-cell>
          <table:table-cell table:style-name="ce19" office:value-type="float" office:value="0.09">
            <text:p>.09</text:p>
          </table:table-cell>
          <table:table-cell table:style-name="ce5" table:formula="of:=[.K10]/25.4" office:value-type="float" office:value="0.00354330708661417">
            <text:p>0.0035</text:p>
          </table:table-cell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5">
          <table:table-cell/>
          <table:table-cell table:style-name="ce6" table:number-columns-repeated="4"/>
          <table:table-cell table:style-name="ce11" office:value-type="string">
            <text:p>inches to mm</text:p>
          </table:table-cell>
          <table:table-cell table:style-name="ce6" table:number-columns-repeated="5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4" office:value-type="float" office:value="100">
            <text:p>100</text:p>
          </table:table-cell>
          <table:table-cell table:style-name="ce7" table:formula="of:=[.A12]*25.4" office:value-type="float" office:value="2540">
            <text:p>2540</text:p>
          </table:table-cell>
          <table:table-cell table:style-name="ce10" office:value-type="float" office:value="10">
            <text:p>10</text:p>
          </table:table-cell>
          <table:table-cell table:style-name="ce7" table:formula="of:=[.C12]*25.4" office:value-type="float" office:value="254">
            <text:p>254</text:p>
          </table:table-cell>
          <table:table-cell table:style-name="ce10" office:value-type="float" office:value="1">
            <text:p>1</text:p>
          </table:table-cell>
          <table:table-cell table:style-name="ce12" table:formula="of:=[.E12]*25.4" office:value-type="float" office:value="25.4">
            <text:p>25.4</text:p>
          </table:table-cell>
          <table:table-cell table:style-name="ce13" office:value-type="float" office:value="0.1">
            <text:p>.1</text:p>
          </table:table-cell>
          <table:table-cell table:style-name="ce14" table:formula="of:=[.G12]*25.4" office:value-type="float" office:value="2.54">
            <text:p>2.54</text:p>
          </table:table-cell>
          <table:table-cell table:style-name="ce16" office:value-type="float" office:value="0.01">
            <text:p>.01</text:p>
          </table:table-cell>
          <table:table-cell table:style-name="ce18" table:formula="of:=[.I12]*25.4" office:value-type="float" office:value="0.254">
            <text:p>0.254</text:p>
          </table:table-cell>
          <table:table-cell table:style-name="ce20" office:value-type="float" office:value="0.001">
            <text:p>.001</text:p>
          </table:table-cell>
          <table:table-cell table:style-name="ce21" table:formula="of:=[.K12]*25.4" office:value-type="float" office:value="0.0254">
            <text:p>0.0254</text:p>
          </table:table-cell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4" office:value-type="float" office:value="200">
            <text:p>200</text:p>
          </table:table-cell>
          <table:table-cell table:style-name="ce7" table:formula="of:=[.A13]*25.4" office:value-type="float" office:value="5080">
            <text:p>5080</text:p>
          </table:table-cell>
          <table:table-cell table:style-name="ce10" office:value-type="float" office:value="20">
            <text:p>20</text:p>
          </table:table-cell>
          <table:table-cell table:style-name="ce7" table:formula="of:=[.C13]*25.4" office:value-type="float" office:value="508">
            <text:p>508</text:p>
          </table:table-cell>
          <table:table-cell table:style-name="ce10" office:value-type="float" office:value="2">
            <text:p>2</text:p>
          </table:table-cell>
          <table:table-cell table:style-name="ce12" table:formula="of:=[.E13]*25.4" office:value-type="float" office:value="50.8">
            <text:p>50.8</text:p>
          </table:table-cell>
          <table:table-cell table:style-name="ce13" office:value-type="float" office:value="0.2">
            <text:p>.2</text:p>
          </table:table-cell>
          <table:table-cell table:style-name="ce14" table:formula="of:=[.G13]*25.4" office:value-type="float" office:value="5.08">
            <text:p>5.08</text:p>
          </table:table-cell>
          <table:table-cell table:style-name="ce16" office:value-type="float" office:value="0.02">
            <text:p>.02</text:p>
          </table:table-cell>
          <table:table-cell table:style-name="ce18" table:formula="of:=[.I13]*25.4" office:value-type="float" office:value="0.508">
            <text:p>0.508</text:p>
          </table:table-cell>
          <table:table-cell table:style-name="ce20" office:value-type="float" office:value="0.002">
            <text:p>.002</text:p>
          </table:table-cell>
          <table:table-cell table:style-name="ce21" table:formula="of:=[.K13]*25.4" office:value-type="float" office:value="0.0508">
            <text:p>0.0508</text:p>
          </table:table-cell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4" office:value-type="float" office:value="300">
            <text:p>300</text:p>
          </table:table-cell>
          <table:table-cell table:style-name="ce7" table:formula="of:=[.A14]*25.4" office:value-type="float" office:value="7620">
            <text:p>7620</text:p>
          </table:table-cell>
          <table:table-cell table:style-name="ce10" office:value-type="float" office:value="30">
            <text:p>30</text:p>
          </table:table-cell>
          <table:table-cell table:style-name="ce7" table:formula="of:=[.C14]*25.4" office:value-type="float" office:value="762">
            <text:p>762</text:p>
          </table:table-cell>
          <table:table-cell table:style-name="ce10" office:value-type="float" office:value="3">
            <text:p>3</text:p>
          </table:table-cell>
          <table:table-cell table:style-name="ce12" table:formula="of:=[.E14]*25.4" office:value-type="float" office:value="76.2">
            <text:p>76.2</text:p>
          </table:table-cell>
          <table:table-cell table:style-name="ce13" office:value-type="float" office:value="0.3">
            <text:p>.3</text:p>
          </table:table-cell>
          <table:table-cell table:style-name="ce14" table:formula="of:=[.G14]*25.4" office:value-type="float" office:value="7.62">
            <text:p>7.62</text:p>
          </table:table-cell>
          <table:table-cell table:style-name="ce16" office:value-type="float" office:value="0.03">
            <text:p>.03</text:p>
          </table:table-cell>
          <table:table-cell table:style-name="ce18" table:formula="of:=[.I14]*25.4" office:value-type="float" office:value="0.762">
            <text:p>0.762</text:p>
          </table:table-cell>
          <table:table-cell table:style-name="ce20" office:value-type="float" office:value="0.003">
            <text:p>.003</text:p>
          </table:table-cell>
          <table:table-cell table:style-name="ce21" table:formula="of:=[.K14]*25.4" office:value-type="float" office:value="0.0762">
            <text:p>0.0762</text:p>
          </table:table-cell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4" office:value-type="float" office:value="400">
            <text:p>400</text:p>
          </table:table-cell>
          <table:table-cell table:style-name="ce7" table:formula="of:=[.A15]*25.4" office:value-type="float" office:value="10160">
            <text:p>10160</text:p>
          </table:table-cell>
          <table:table-cell table:style-name="ce10" office:value-type="float" office:value="40">
            <text:p>40</text:p>
          </table:table-cell>
          <table:table-cell table:style-name="ce7" table:formula="of:=[.C15]*25.4" office:value-type="float" office:value="1016">
            <text:p>1016</text:p>
          </table:table-cell>
          <table:table-cell table:style-name="ce10" office:value-type="float" office:value="4">
            <text:p>4</text:p>
          </table:table-cell>
          <table:table-cell table:style-name="ce12" table:formula="of:=[.E15]*25.4" office:value-type="float" office:value="101.6">
            <text:p>101.6</text:p>
          </table:table-cell>
          <table:table-cell table:style-name="ce13" office:value-type="float" office:value="0.4">
            <text:p>.4</text:p>
          </table:table-cell>
          <table:table-cell table:style-name="ce14" table:formula="of:=[.G15]*25.4" office:value-type="float" office:value="10.16">
            <text:p>10.16</text:p>
          </table:table-cell>
          <table:table-cell table:style-name="ce16" office:value-type="float" office:value="0.04">
            <text:p>.04</text:p>
          </table:table-cell>
          <table:table-cell table:style-name="ce18" table:formula="of:=[.I15]*25.4" office:value-type="float" office:value="1.016">
            <text:p>1.016</text:p>
          </table:table-cell>
          <table:table-cell table:style-name="ce20" office:value-type="float" office:value="0.004">
            <text:p>.004</text:p>
          </table:table-cell>
          <table:table-cell table:style-name="ce21" table:formula="of:=[.K15]*25.4" office:value-type="float" office:value="0.1016">
            <text:p>0.1016</text:p>
          </table:table-cell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4" office:value-type="float" office:value="500">
            <text:p>500</text:p>
          </table:table-cell>
          <table:table-cell table:style-name="ce7" table:formula="of:=[.A16]*25.4" office:value-type="float" office:value="12700">
            <text:p>12700</text:p>
          </table:table-cell>
          <table:table-cell table:style-name="ce10" office:value-type="float" office:value="50">
            <text:p>50</text:p>
          </table:table-cell>
          <table:table-cell table:style-name="ce7" table:formula="of:=[.C16]*25.4" office:value-type="float" office:value="1270">
            <text:p>1270</text:p>
          </table:table-cell>
          <table:table-cell table:style-name="ce10" office:value-type="float" office:value="5">
            <text:p>5</text:p>
          </table:table-cell>
          <table:table-cell table:style-name="ce12" table:formula="of:=[.E16]*25.4" office:value-type="float" office:value="127">
            <text:p>127.0</text:p>
          </table:table-cell>
          <table:table-cell table:style-name="ce13" office:value-type="float" office:value="0.5">
            <text:p>.5</text:p>
          </table:table-cell>
          <table:table-cell table:style-name="ce14" table:formula="of:=[.G16]*25.4" office:value-type="float" office:value="12.7">
            <text:p>12.70</text:p>
          </table:table-cell>
          <table:table-cell table:style-name="ce16" office:value-type="float" office:value="0.05">
            <text:p>.05</text:p>
          </table:table-cell>
          <table:table-cell table:style-name="ce18" table:formula="of:=[.I16]*25.4" office:value-type="float" office:value="1.27">
            <text:p>1.270</text:p>
          </table:table-cell>
          <table:table-cell table:style-name="ce20" office:value-type="float" office:value="0.005">
            <text:p>.005</text:p>
          </table:table-cell>
          <table:table-cell table:style-name="ce21" table:formula="of:=[.K16]*25.4" office:value-type="float" office:value="0.127">
            <text:p>0.1270</text:p>
          </table:table-cell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4" office:value-type="float" office:value="600">
            <text:p>600</text:p>
          </table:table-cell>
          <table:table-cell table:style-name="ce7" table:formula="of:=[.A17]*25.4" office:value-type="float" office:value="15240">
            <text:p>15240</text:p>
          </table:table-cell>
          <table:table-cell table:style-name="ce10" office:value-type="float" office:value="60">
            <text:p>60</text:p>
          </table:table-cell>
          <table:table-cell table:style-name="ce7" table:formula="of:=[.C17]*25.4" office:value-type="float" office:value="1524">
            <text:p>1524</text:p>
          </table:table-cell>
          <table:table-cell table:style-name="ce10" office:value-type="float" office:value="6">
            <text:p>6</text:p>
          </table:table-cell>
          <table:table-cell table:style-name="ce12" table:formula="of:=[.E17]*25.4" office:value-type="float" office:value="152.4">
            <text:p>152.4</text:p>
          </table:table-cell>
          <table:table-cell table:style-name="ce13" office:value-type="float" office:value="0.6">
            <text:p>.6</text:p>
          </table:table-cell>
          <table:table-cell table:style-name="ce14" table:formula="of:=[.G17]*25.4" office:value-type="float" office:value="15.24">
            <text:p>15.24</text:p>
          </table:table-cell>
          <table:table-cell table:style-name="ce16" office:value-type="float" office:value="0.06">
            <text:p>.06</text:p>
          </table:table-cell>
          <table:table-cell table:style-name="ce18" table:formula="of:=[.I17]*25.4" office:value-type="float" office:value="1.524">
            <text:p>1.524</text:p>
          </table:table-cell>
          <table:table-cell table:style-name="ce20" office:value-type="float" office:value="0.006">
            <text:p>.006</text:p>
          </table:table-cell>
          <table:table-cell table:style-name="ce21" table:formula="of:=[.K17]*25.4" office:value-type="float" office:value="0.1524">
            <text:p>0.1524</text:p>
          </table:table-cell>
          <table:table-cell table:number-columns-repeated="241"/>
        </table:table-row>
        <table:table-row table:style-name="ro6">
          <table:table-cell table:style-name="ce4" office:value-type="float" office:value="700">
            <text:p>700</text:p>
          </table:table-cell>
          <table:table-cell table:style-name="ce7" table:formula="of:=[.A18]*25.4" office:value-type="float" office:value="17780">
            <text:p>17780</text:p>
          </table:table-cell>
          <table:table-cell table:style-name="ce10" office:value-type="float" office:value="70">
            <text:p>70</text:p>
          </table:table-cell>
          <table:table-cell table:style-name="ce7" table:formula="of:=[.C18]*25.4" office:value-type="float" office:value="1778">
            <text:p>1778</text:p>
          </table:table-cell>
          <table:table-cell table:style-name="ce10" office:value-type="float" office:value="7">
            <text:p>7</text:p>
          </table:table-cell>
          <table:table-cell table:style-name="ce12" table:formula="of:=[.E18]*25.4" office:value-type="float" office:value="177.8">
            <text:p>177.8</text:p>
          </table:table-cell>
          <table:table-cell table:style-name="ce13" office:value-type="float" office:value="0.7">
            <text:p>.7</text:p>
          </table:table-cell>
          <table:table-cell table:style-name="ce14" table:formula="of:=[.G18]*25.4" office:value-type="float" office:value="17.78">
            <text:p>17.78</text:p>
          </table:table-cell>
          <table:table-cell table:style-name="ce16" office:value-type="float" office:value="0.07">
            <text:p>.07</text:p>
          </table:table-cell>
          <table:table-cell table:style-name="ce18" table:formula="of:=[.I18]*25.4" office:value-type="float" office:value="1.778">
            <text:p>1.778</text:p>
          </table:table-cell>
          <table:table-cell table:style-name="ce20" office:value-type="float" office:value="0.007">
            <text:p>.007</text:p>
          </table:table-cell>
          <table:table-cell table:style-name="ce21" table:formula="of:=[.K18]*25.4" office:value-type="float" office:value="0.1778">
            <text:p>0.1778</text:p>
          </table:table-cell>
          <table:table-cell table:number-columns-repeated="241"/>
        </table:table-row>
        <table:table-row table:style-name="ro4">
          <table:table-cell table:style-name="ce4" office:value-type="float" office:value="800">
            <text:p>800</text:p>
          </table:table-cell>
          <table:table-cell table:style-name="ce7" table:formula="of:=[.A19]*25.4" office:value-type="float" office:value="20320">
            <text:p>20320</text:p>
          </table:table-cell>
          <table:table-cell table:style-name="ce10" office:value-type="float" office:value="80">
            <text:p>80</text:p>
          </table:table-cell>
          <table:table-cell table:style-name="ce7" table:formula="of:=[.C19]*25.4" office:value-type="float" office:value="2032">
            <text:p>2032</text:p>
          </table:table-cell>
          <table:table-cell table:style-name="ce10" office:value-type="float" office:value="8">
            <text:p>8</text:p>
          </table:table-cell>
          <table:table-cell table:style-name="ce12" table:formula="of:=[.E19]*25.4" office:value-type="float" office:value="203.2">
            <text:p>203.2</text:p>
          </table:table-cell>
          <table:table-cell table:style-name="ce13" office:value-type="float" office:value="0.8">
            <text:p>.8</text:p>
          </table:table-cell>
          <table:table-cell table:style-name="ce14" table:formula="of:=[.G19]*25.4" office:value-type="float" office:value="20.32">
            <text:p>20.32</text:p>
          </table:table-cell>
          <table:table-cell table:style-name="ce16" office:value-type="float" office:value="0.08">
            <text:p>.08</text:p>
          </table:table-cell>
          <table:table-cell table:style-name="ce18" table:formula="of:=[.I19]*25.4" office:value-type="float" office:value="2.032">
            <text:p>2.032</text:p>
          </table:table-cell>
          <table:table-cell table:style-name="ce20" office:value-type="float" office:value="0.008">
            <text:p>.008</text:p>
          </table:table-cell>
          <table:table-cell table:style-name="ce21" table:formula="of:=[.K19]*25.4" office:value-type="float" office:value="0.2032">
            <text:p>0.2032</text:p>
          </table:table-cell>
          <table:table-cell table:number-columns-repeated="241"/>
        </table:table-row>
        <table:table-row table:style-name="ro4">
          <table:table-cell table:style-name="ce4" office:value-type="float" office:value="900">
            <text:p>900</text:p>
          </table:table-cell>
          <table:table-cell table:style-name="ce7" table:formula="of:=[.A20]*25.4" office:value-type="float" office:value="22860">
            <text:p>22860</text:p>
          </table:table-cell>
          <table:table-cell table:style-name="ce10" office:value-type="float" office:value="90">
            <text:p>90</text:p>
          </table:table-cell>
          <table:table-cell table:style-name="ce7" table:formula="of:=[.C20]*25.4" office:value-type="float" office:value="2286">
            <text:p>2286</text:p>
          </table:table-cell>
          <table:table-cell table:style-name="ce10" office:value-type="float" office:value="9">
            <text:p>9</text:p>
          </table:table-cell>
          <table:table-cell table:style-name="ce12" table:formula="of:=[.E20]*25.4" office:value-type="float" office:value="228.6">
            <text:p>228.6</text:p>
          </table:table-cell>
          <table:table-cell table:style-name="ce13" office:value-type="float" office:value="0.9">
            <text:p>.9</text:p>
          </table:table-cell>
          <table:table-cell table:style-name="ce14" table:formula="of:=[.G20]*25.4" office:value-type="float" office:value="22.86">
            <text:p>22.86</text:p>
          </table:table-cell>
          <table:table-cell table:style-name="ce16" office:value-type="float" office:value="0.09">
            <text:p>.09</text:p>
          </table:table-cell>
          <table:table-cell table:style-name="ce18" table:formula="of:=[.I20]*25.4" office:value-type="float" office:value="2.286">
            <text:p>2.286</text:p>
          </table:table-cell>
          <table:table-cell table:style-name="ce20" office:value-type="float" office:value="0.009">
            <text:p>.009</text:p>
          </table:table-cell>
          <table:table-cell table:style-name="ce21" table:formula="of:=[.K20]*25.4" office:value-type="float" office:value="0.2286">
            <text:p>0.2286</text:p>
          </table:table-cell>
          <table:table-cell table:number-columns-repeated="241"/>
        </table:table-row>
        <table:table-row table:style-name="ro4" table:number-rows-repeated="5">
          <table:table-cell/>
          <table:table-cell table:style-name="Default"/>
          <table:table-cell table:number-columns-repeated="251"/>
        </table:table-row>
        <table:table-row table:style-name="ro4" table:number-rows-repeated="7">
          <table:table-cell table:style-name="Default" table:number-columns-repeated="2"/>
          <table:table-cell table:number-columns-repeated="251"/>
        </table:table-row>
        <table:table-row table:style-name="ro6" table:number-rows-repeated="62">
          <table:table-cell table:style-name="Default" table:number-columns-repeated="2"/>
          <table:table-cell table:number-columns-repeated="251"/>
        </table:table-row>
        <table:table-row table:style-name="ro6" table:number-rows-repeated="65441">
          <table:table-cell table:number-columns-repeated="253"/>
        </table:table-row>
        <table:table-row table:style-name="ro6">
          <table:table-cell table:number-columns-repeated="25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Bold" style:font-family-generic="swiss" style:font-pitch="variable"/>
    <style:font-face style:name="Arial Narrow" svg:font-family="'Arial Narrow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4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0"/>
    </number:number-style>
    <number:number-style style:name="N120">
      <number:number number:decimal-places="2" number:min-integer-digits="0"/>
    </number:number-style>
    <number:number-style style:name="N121">
      <number:number number:decimal-places="3" number:min-integer-digits="0"/>
    </number:number-style>
    <number:number-style style:name="N122">
      <number:number number:decimal-places="3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1" number:min-integer-digits="1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number-style style:name="N152">
      <number:number number:decimal-places="0" number:min-integer-digits="5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text-align-source="fix" style:repeat-content="false" style:rotation-align="none"/>
      <style:paragraph-properties fo:text-align="center"/>
      <style:text-properties style:font-name="Arial Narrow" fo:font-size="11pt" fo:font-weight="bold" style:font-name-complex="Arial1"/>
    </style:style>
    <style:style style:name="Result" style:family="table-cell" style:parent-style-name="Default" style:data-style-name="N118">
      <style:table-cell-properties fo:border-bottom="none" style:text-align-source="fix" style:repeat-content="false" fo:border-left="0.0071in solid #000000" fo:border-right="0.0071in solid #000000" fo:border-top="none"/>
      <style:paragraph-properties fo:text-align="end"/>
      <style:text-properties fo:font-size="11pt" fo:font-style="normal" style:text-underline-style="none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itle" style:family="table-cell" style:parent-style-name="Default">
      <style:table-cell-properties style:text-align-source="fix" style:repeat-content="false"/>
      <style:paragraph-properties fo:text-align="center"/>
      <style:text-properties style:font-name="Arial Black" fo:font-size="18pt"/>
    </style:style>
    <style:style style:name="Result_20_0_20_decimals" style:display-name="Result 0 decimals" style:family="table-cell" style:parent-style-name="Basis" style:data-style-name="N117">
      <style:table-cell-properties style:text-align-source="fix" style:repeat-content="false" fo:border="none" fo:padding-bottom="0.0138in" fo:padding-left="0.0138in" fo:padding-right="0.028in" fo:padding-top="0.0138in"/>
      <style:paragraph-properties fo:text-align="end"/>
      <style:text-properties style:font-name="Arial Narrow" fo:font-size="16pt"/>
    </style:style>
    <style:style style:name="Header" style:family="table-cell" style:parent-style-name="Basis">
      <style:table-cell-properties fo:border-bottom="0.0071in solid #000000" fo:border-left="0.0071in solid #000000" fo:border-right="0.0071in solid #000000" fo:border-top="none"/>
      <style:text-properties style:font-name="Arial Narrow" fo:font-size="11pt"/>
    </style:style>
    <style:style style:name="Left_20_column" style:display-name="Left column" style:family="table-cell" style:parent-style-name="Basis">
      <style:table-cell-properties fo:border-bottom="none" fo:border-left="none" fo:border-right="0.0138in solid #000000" fo:border-top="none"/>
      <style:text-properties style:font-name="Arial Black" fo:font-size="14pt"/>
    </style:style>
    <style:style style:name="Basis" style:family="table-cell" style:parent-style-name="Default"/>
    <style:style style:name="Integer" style:family="table-cell" style:parent-style-name="Result" style:data-style-name="N1">
      <style:table-cell-properties fo:padding-bottom="0in" fo:padding-left="0.0138in" fo:padding-right="0.0138in" fo:padding-top="0.0138in"/>
      <style:paragraph-properties fo:margin-left="0in"/>
    </style:style>
    <style:style style:name="ndp_20_2" style:display-name="ndp 2" style:family="table-cell" style:parent-style-name="Result" style:data-style-name="N120">
      <style:table-cell-properties fo:border-bottom="none" fo:border-left="0.0138in solid #000000" fo:padding-bottom="0.0138in" fo:padding-left="0.0138in" fo:padding-right="0.0417in" fo:padding-top="0.0138in" fo:border-right="none" fo:border-top="none"/>
      <style:paragraph-properties fo:margin-left="0in"/>
    </style:style>
    <style:style style:name="ndp_20_1" style:display-name="ndp 1" style:family="table-cell" style:parent-style-name="ndp_20_2" style:data-style-name="N119"/>
    <style:style style:name="ndp_20_3" style:display-name="ndp 3" style:family="table-cell" style:parent-style-name="ndp_20_2" style:data-style-name="N121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6in" fo:page-height="4in" style:num-format="1" style:print-orientation="landscape" fo:margin-top="0.2035in" fo:margin-bottom="0.1in" fo:margin-left="0.3in" fo:margin-right="0.3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8/30/2013</text:date>, <text:time>14:2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3-08-30T14:26:21.40</meta:creation-date>
    <dc:language>en-US</dc:language>
    <meta:editing-cycles>1</meta:editing-cycles>
    <meta:editing-duration>PT00H00M00S</meta:editing-duration>
    <meta:document-statistic meta:table-count="1" meta:cell-count="218" meta:object-count="0"/>
    <meta:user-defined meta:name="Info 1"/>
    <meta:user-defined meta:name="Info 2"/>
    <meta:user-defined meta:name="Info 3"/>
    <meta:user-defined meta:name="Info 4"/>
  </office:meta>
</office:document-meta>
</file>